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</style:style>
    <style:style style:name="P2" style:family="paragraph" style:parent-style-name="Text_20_body">
      <style:paragraph-properties fo:margin-left="0in" fo:margin-right="0in" fo:text-align="start" style:justify-single-word="false" fo:text-indent="0in" style:auto-text-indent="false" style:text-autospace="none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</style:style>
    <style:style style:name="T1" style:family="text">
      <style:text-properties fo:color="#000000" style:font-name="Monospace" fo:font-size="10pt" style:font-name-asian="Monospace" style:font-size-asian="10pt" style:font-name-complex="Monospace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ataDisplayNotes</text:p>
      <text:p text:style-name="Standard"/>
      <text:p text:style-name="Standard"/>
      <text:p text:style-name="Standard"/>
      <text:h text:style-name="Heading_20_3" text:outline-level="3">Graphical Display</text:h>
      <text:p text:style-name="P3"/>
      <text:p text:style-name="P3">Besides text display of sensor values, we may also like to have an oscilloscope of the signal. <text:s/></text:p>
      <text:p text:style-name="P3"/>
      <text:p text:style-name="P2"><text:a xlink:type="simple" xlink:href="http://code.google.com/p/chartdroid/wiki/Screenshots">ChartDroid</text:a><text:span text:style-name="T1"> </text:span></text:p>
      <text:p text:style-name="P2"><text:a xlink:type="simple" xlink:href="http://androidplot.com/">AndroidPlot</text:a> </text:p>
      <text:p text:style-name="P2"><text:a xlink:type="simple" xlink:href="http://code.google.com/p/achartengine/">AChartEngine</text:a> </text:p>
      <text:p text:style-name="P3"/>
      <text:p text:style-name="P1"><text:span text:style-name="T1">Just to summarize: his solution involved using a JavaScript library (</text:span><text:a xlink:type="simple" xlink:href="http://code.google.com/p/flot/">flot</text:a><text:span text:style-name="T1">) built on top of jQuery. This library was then included in an HTML page which was loaded into a custom </text:span><text:a xlink:type="simple" xlink:href="http://developer.android.com/reference/android/webkit/WebView.html">WebView</text:a><text:span text:style-name="T1">. The custom WebView then read data from a custom Java class made accessible to JavaScript code via the </text:span><text:a xlink:type="simple" xlink:href="http://developer.android.com/reference/android/webkit/WebView.html#addJavascriptInterface%28java.lang.Object,%20java.lang.String%29">WebView.addJavascriptInterface</text:a><text:span text:style-name="T1"> method. Details can be found at the above link.</text:span></text:p>
      <text:p text:style-name="P3"/>
      <text:p text:style-name="P3">Some solutions bandied about on the web have been "just pull down a Google chart with a HTTP get" which seems like a fine workaround.</text:p>
      <text:p text:style-name="P3"/>
      <text:p text:style-name="P1"/>
      <text:p text:style-name="P1">Want to find a generic method to generate and populate fields for all activeSensors onscreen</text:p>
      <text:p text:style-name="P1"/>
      <text:p text:style-name="P1">Accelerometer (m/s^2)</text:p>
      <text:p text:style-name="P1">x: 1.3312</text:p>
      <text:p text:style-name="P1">y: 2.5995</text:p>
      <text:p text:style-name="P1">z: 0.00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sten </meta:initial-creator>
    <meta:creation-date>2012-08-10T20:21:45</meta:creation-date>
    <dc:date>2012-08-13T09:46:37</dc:date>
    <dc:creator>kesten </dc:creator>
    <meta:editing-duration>PT1H44M47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13" meta:word-count="131" meta:character-count="804" meta:non-whitespace-character-count="681"/>
  </office:meta>
</office:document-meta>
</file>